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1.3cm" fo:margin-bottom="1.3cm" fo:text-indent="0cm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mationen über Feature-based DTW</text:span></text:p>
              </text:list-item>
              <text:list-item>
                <text:p text:style-name="P2"><text:span text:style-name="T1">Abspeichern der Klassen in rawdata</text:span></text:p>
              </text:list-item>
              <text:list-item>
                <text:p text:style-name="P2"><text:span text:style-name="T1">CNN implementieren</text:span></text:p>
              </text:list-item>
              <text:list-item>
                <text:p text:style-name="P2"><text:span text:style-name="T1">Ergebnisse der beiden Klassifizierungen vergleichen</text:span></text:p>
                <text:p text:style-name="P3"><text:span text:style-name="T1"/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4" draw:text-style-name="P4" draw:layer="layout" svg:width="25.199cm" svg:height="14.509cm" svg:x="1.201cm" svg:y="4.787cm" presentation:class="subtitle" presentation:user-transformed="true">
          <draw:text-box>
            <text:list text:style-name="L1">
              <text:list-item>
                <text:p text:style-name="P2"><text:span text:style-name="T2">Hjorth paramters: Bei der Analyse elektroencephalographischer Signale</text:span></text:p>
                <text:list>
                  <text:list-item>
                    <text:list>
                      <text:list-item>
                        <text:p text:style-name="P6"><text:span text:style-name="T2">Hjorth Activity: Varianz der Funktion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3">Activity = var(y(t))</text:span></text:p>
                                                    <text:p text:style-name="P6"><text:span text:style-name="T3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<text:span text:style-name="T2">Hjorth Mobility: Gemittelte Frequenz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"><text:span text:style-name="T3">Mobility = sqrt(var(dy(t)/dt)/var(y(t))</text:span></text:p>
                                                    <text:p text:style-name="P6"><text:span text:style-name="T3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2">Hjorth Complexity: Veränderung der Frequenz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3">Complexity = Mobility(dy(t)/dt)/Mobility(y(t)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1"/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3"/></text:p>
                <text:p text:style-name="P3"><text:span text:style-name="T1"/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list text:style-name="L1">
              <text:list-header>
                <text:p text:style-name="P8"><text:span text:style-name="T4">Klassen in Rohdaten</text:span></text:p>
              </text:list-header>
            </text:list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3">Plot or something else</text:span></text:p>
                <text:p text:style-name="P3"><text:span text:style-name="T1"/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NN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3"/></text:p>
                <text:p text:style-name="P3"><text:span text:style-name="T1"/></text:p>
                <text:p text:style-name="P3"><text:span text:style-name="T1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09T10:48:28.519249544</dc:date>
    <meta:editing-duration>PT1H38M36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